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74000002A911722267.png"/>
  <manifest:file-entry manifest:media-type="image/png" manifest:full-path="Pictures/10000201000000DC000000F64398CBF0.png"/>
  <manifest:file-entry manifest:media-type="image/png" manifest:full-path="Pictures/10000201000000880000017E14AC4519.png"/>
  <manifest:file-entry manifest:media-type="image/png" manifest:full-path="Pictures/100002010000024700000402FDF6BD06.png"/>
  <manifest:file-entry manifest:media-type="image/png" manifest:full-path="Pictures/10000201000000EB000001DF4079529B.png"/>
  <manifest:file-entry manifest:media-type="image/png" manifest:full-path="Pictures/10000201000000E2000000652E935414.png"/>
  <manifest:file-entry manifest:media-type="image/png" manifest:full-path="Pictures/1000020100000089000001E726F8806F.png"/>
  <manifest:file-entry manifest:media-type="image/png" manifest:full-path="Pictures/1000020100000138000000B7C2768201.png"/>
  <manifest:file-entry manifest:media-type="image/png" manifest:full-path="Pictures/1000020100000277000001D0890B8487.png"/>
  <manifest:file-entry manifest:media-type="image/png" manifest:full-path="Pictures/100002010000044E0000020934A40137.png"/>
  <manifest:file-entry manifest:media-type="image/png" manifest:full-path="Pictures/100002010000044E00000209258786B5.png"/>
  <manifest:file-entry manifest:media-type="image/png" manifest:full-path="Pictures/1000020100000089000001FB23FFFCB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text-indent="0cm" style:auto-text-indent="false" fo:break-before="auto" fo:break-after="auto" style:writing-mode="lr-tb"/>
    </style:style>
    <style:style style:name="P3" style:family="paragraph" style:parent-style-name="Standard">
      <style:paragraph-properties fo:margin-left="0cm" fo:margin-right="0cm" fo:text-indent="0cm" style:auto-text-indent="false" fo:break-before="auto" fo:break-after="auto" style:writing-mode="lr-tb"/>
      <style:text-properties fo:font-weight="bold" style:font-weight-asian="bold" style:font-weight-complex="bold"/>
    </style:style>
    <style:style style:name="P4" style:family="paragraph" style:parent-style-name="Standard">
      <style:paragraph-properties fo:margin-left="0cm" fo:margin-right="0cm" fo:text-indent="0cm" style:auto-text-indent="false" fo:break-before="page" style:writing-mode="lr-tb"/>
    </style:style>
    <style:style style:name="P5" style:family="paragraph" style:parent-style-name="Standard">
      <style:paragraph-properties fo:break-before="auto" fo:break-after="auto" style:writing-mode="lr-tb"/>
    </style:style>
    <style:style style:name="P6" style:family="paragraph" style:parent-style-name="Standard">
      <style:paragraph-properties fo:text-align="center" style:justify-single-word="false" fo:break-before="auto" fo:break-after="auto" style:writing-mode="lr-tb"/>
    </style:style>
    <style:style style:name="P7"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P8" style:family="paragraph" style:parent-style-name="Standard">
      <style:paragraph-properties fo:text-align="end" style:justify-single-word="false" fo:break-before="auto" fo:break-after="auto" style:writing-mode="lr-tb"/>
    </style:style>
    <style:style style:name="P9" style:family="paragraph" style:parent-style-name="Standard">
      <style:paragraph-properties fo:break-before="auto" fo:break-after="auto" style:writing-mode="lr-tb">
        <style:tab-stops>
          <style:tab-stop style:position="14.737cm"/>
        </style:tab-stops>
      </style:paragraph-properties>
    </style:style>
    <style:style style:name="P10" style:family="paragraph" style:parent-style-name="Standard">
      <style:paragraph-properties fo:break-before="page" style:writing-mode="lr-tb"/>
    </style:style>
    <style:style style:name="P11" style:family="paragraph" style:parent-style-name="Standard">
      <style:paragraph-properties fo:margin-left="0cm" fo:margin-right="0cm" fo:text-indent="1.27cm" style:auto-text-indent="false" fo:break-before="auto" fo:break-after="auto" style:writing-mode="lr-tb"/>
    </style:style>
    <style:style style:name="P12"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style style:name="P13" style:family="paragraph" style:parent-style-name="Standard" style:master-page-name="Standard">
      <style:paragraph-properties fo:text-align="center" style:justify-single-word="false" style:page-number="auto" fo:break-before="auto" fo:break-after="auto" style:writing-mode="lr-tb"/>
    </style:style>
    <style:style style:name="P14" style:family="paragraph" style:parent-style-name="Standard">
      <style:paragraph-properties fo:text-align="center" style:justify-single-word="false" fo:break-before="auto" fo:break-after="auto" style:writing-mode="lr-tb"/>
      <style:text-properties fo:font-size="18pt" style:font-size-asian="18pt" style:font-size-complex="18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color="#1155cc" style:text-underline-style="solid" style:text-underline-width="auto" style:text-underline-color="font-color"/>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6"/>
      <text:p text:style-name="P6"/>
      <text:p text:style-name="P6"/>
      <text:p text:style-name="P6"/>
      <text:p text:style-name="P6"/>
      <text:p text:style-name="P6"/>
      <text:p text:style-name="P6"><text:span text:style-name="T1">Dynamics</text:span><text:span text:style-name="T1"> </text:span><text:span text:style-name="T1">PyMOL</text:span><text:span text:style-name="T1"> </text:span><text:span text:style-name="T1">Plugin</text:span><text:span text:style-name="T1"> </text:span><text:span text:style-name="T1">Manual</text:span></text:p>
      <text:p text:style-name="P7">v. 1.0.2</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University of Gdansk</text:p>
      <text:p text:style-name="P8">Laboratory of Biomolecular Systems Simulation</text:p>
      <text:p text:style-name="P10">Table of Content:</text:p>
      <text:p text:style-name="P5"/>
      <text:p text:style-name="P9">1. Introduction<text:tab/>3</text:p>
      <text:p text:style-name="P9">2. Requirements and Installation<text:tab/>4</text:p>
      <text:p text:style-name="P9">2.1. Requirements<text:tab/>4</text:p>
      <text:p text:style-name="P9">2.2. Installation<text:tab/>4</text:p>
      <text:p text:style-name="P9">3. Instruction<text:tab/>5</text:p>
      <text:p text:style-name="P9">3.1. Molecule<text:tab/>5</text:p>
      <text:p text:style-name="P9">3.2. Force Field and Water Model<text:tab/>8</text:p>
      <text:p text:style-name="P9">3.3. Configuration<text:tab/>9</text:p>
      <text:p text:style-name="P9">3.4. Restraints<text:tab/>10</text:p>
      <text:p text:style-name="P9">3.5. Jobs<text:tab/>11</text:p>
      <text:p text:style-name="P9">3.6. Command line<text:tab/>12</text:p>
      <text:p text:style-name="P9">3.7. Additional Buttons<text:tab/>12</text:p>
      <text:p text:style-name="P9">4. Standalone Application<text:tab/>14</text:p>
      <text:p text:style-name="P9">4.1. pyDynamics-gui<text:tab/>14</text:p>
      <text:p text:style-name="P9">4.2. pyDynamics<text:tab/>14</text:p>
      <text:p text:style-name="P9">5. Changelog<text:tab/>15</text:p>
      <text:p text:style-name="P9">6. Copyright<text:tab/>16</text:p>
      <text:p text:style-name="P10"><text:span text:style-name="T2">1. </text:span><text:span text:style-name="T2">Introduction</text:span></text:p>
      <text:p text:style-name="P5"/>
      <text:p text:style-name="P11">PyMOL is powerful and easy to use open source tool for viewing and manipulating molecules. Thanks to its API capabilities it can be extended by developing third party plugins in high level programing language Python. This project is focused on developing plugin for PyMOL, which add molecular dynamics simulation feature. It is meant to be easy to use. The plugin uses GROMACS tools as a back-end. Project is developed as a open source and as such create full open source stack together with PyMOL and GROMACS. Because GROMACS can compile easily only on Unix like systems, the plugin also keep compatibility only with those. No Windows port is expected. Plugin is developed and maintained by Laboratory of Biomolecular Systems Simulation at University of Gdansk.</text:p>
      <text:p text:style-name="P10"><text:span text:style-name="T2">2. </text:span><text:span text:style-name="T2">Requirements</text:span><text:span text:style-name="T2"> </text:span><text:span text:style-name="T2">and</text:span><text:span text:style-name="T2"> </text:span><text:span text:style-name="T2">Installation</text:span></text:p>
      <text:p text:style-name="P5"/>
      <text:p text:style-name="P5"><text:span text:style-name="T2">2.1. </text:span><text:span text:style-name="T2">Requirements</text:span></text:p>
      <text:p text:style-name="P5"/>
      <text:p text:style-name="P11">The plugin should work on all variety of Unix like systems. Most of the test are performed on Ubuntu Linux, which is treated as a reference platform. To work properly plugin require Bash, Python with TkInter, Tix, PyMOL, GROMACS and X-Window system for GUI. To satisfy those requirements on Ubuntu do following command:</text:p>
      <text:p text:style-name="P2"><text:tab/><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thon</text:span><text:span text:style-name="T3">-</text:span><text:span text:style-name="T3">tk</text:span><text:span text:style-name="T3"> </text:span><text:span text:style-name="T3">python</text:span><text:span text:style-name="T3">-</text:span><text:span text:style-name="T3">pmw</text:span><text:span text:style-name="T3"> </text:span><text:span text:style-name="T3">tix</text:span><text:span text:style-name="T3"> </text:span><text:span text:style-name="T3">pymol</text:span><text:span text:style-name="T3"> </text:span><text:span text:style-name="T3">gromacs</text:span></text:p>
      <text:p text:style-name="P2"/>
      <text:p text:style-name="P2"><text:span text:style-name="T2">2.2. </text:span><text:span text:style-name="T2">Installation</text:span></text:p>
      <text:p text:style-name="P2"/>
      <text:p text:style-name="P2"><text:tab/>There are two ways to install plugin. If you are Ubuntu user, than you can just add repository and install package:</text:p>
      <text:p text:style-name="P2"><text:tab/><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2"><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dynamics</text:span><text:span text:style-name="T3">-</text:span><text:span text:style-name="T3">pymol</text:span><text:span text:style-name="T3">-</text:span><text:span text:style-name="T3">plugin</text:span></text:p>
      <text:p text:style-name="P2">All required libraries will be downloaded as a dependencies. Supported versions of Ubuntu are latest stable and latest LTS.</text:p>
      <text:p text:style-name="P2"><text:tab/>The second way for all other platforms or Ubuntu as well is to install plugin directly from its GitHub repository:</text:p>
      <text:p text:style-name="P11"><text:a xlink:type="simple" xlink:href="https://github.com/tomaszmakarewicz/Dynamics"><text:span text:style-name="T4">https</text:span></text:a><text:a xlink:type="simple" xlink:href="https://github.com/tomaszmakarewicz/Dynamics"><text:span text:style-name="T4">://</text:span></text:a><text:a xlink:type="simple" xlink:href="https://github.com/tomaszmakarewicz/Dynamics"><text:span text:style-name="T4">github</text:span></text:a><text:a xlink:type="simple" xlink:href="https://github.com/tomaszmakarewicz/Dynamics"><text:span text:style-name="T4">.</text:span></text:a><text:a xlink:type="simple" xlink:href="https://github.com/tomaszmakarewicz/Dynamics"><text:span text:style-name="T4">com</text:span></text:a><text:a xlink:type="simple" xlink:href="https://github.com/tomaszmakarewicz/Dynamics"><text:span text:style-name="T4">/</text:span></text:a><text:a xlink:type="simple" xlink:href="https://github.com/tomaszmakarewicz/Dynamics"><text:span text:style-name="T4">tomaszmakarewicz</text:span></text:a><text:a xlink:type="simple" xlink:href="https://github.com/tomaszmakarewicz/Dynamics"><text:span text:style-name="T4">/</text:span></text:a><text:a xlink:type="simple" xlink:href="https://github.com/tomaszmakarewicz/Dynamics"><text:span text:style-name="T4">Dynamics</text:span></text:a></text:p>
      <text:p text:style-name="P2">You can download latest master snapshot by command:</text:p>
      <text:p text:style-name="P2"><text:tab/><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2">Than run PyMOL as a root. On the top Menu choose <text:span text:style-name="T3">Plugin-&gt;Manage Plugins-&gt;Install...</text:span> Than choose <text:span text:style-name="T3">dynamics_pymol_plugin.py</text:span> file. After installation restart PyMOL with normal user privilege.</text:p>
      <text:p text:style-name="P4"><text:span text:style-name="T2">3. </text:span><text:span text:style-name="T2">Instruction</text:span></text:p>
      <text:p text:style-name="P2"/>
      <text:p text:style-name="P2"><text:tab/>Dynamics PyMOL plugin is meant to be as easy to use as it is possible. As an input it takes PDB molecule model. As an output it creates PDB multimodel molecule, which could be easily stored and viewed. After starting PyMOL load PDB file for which molecular dynamics simulation needs to be performed. If you want some specific atoms to restraints just select them on displayed molecule model. Now all you need to do is to click on top <text:span text:style-name="T3">Menu</text:span><text:span text:style-name="T3">-&gt;</text:span><text:span text:style-name="T3">Plugin</text:span><text:span text:style-name="T3">-&gt;</text:span><text:span text:style-name="T3">dynamics</text:span> and plugin menu should open. All available options are described in this chapter.</text:p>
      <text:p text:style-name="P2"/>
      <text:p text:style-name="P2"><draw:frame draw:style-name="fr1" draw:name="grafika1" text:anchor-type="as-char" svg:width="18.415cm" svg:height="8.705cm" draw:z-index="0"><draw:image xlink:href="Pictures/100002010000044E0000020934A40137.png" xlink:type="simple" xlink:show="embed" xlink:actuate="onLoad"/></draw:frame></text:p>
      <text:p text:style-name="P2">Picture 1.</text:p>
      <text:p text:style-name="P2"/>
      <text:p text:style-name="P2"><text:span text:style-name="T2">3.1. </text:span><text:span text:style-name="T2">Molecule</text:span></text:p>
      <text:p text:style-name="P2"/>
      <text:p text:style-name="P2"><text:tab/>There are three columns in the plugin menu. The left one is used to choose molecule for dynamics simulation. If you have loaded any molecule in PyMOL the list of those should appear. Chose one, for which you want perform simulation.</text:p>
      <text:p text:style-name="P2"/>
      <text:p text:style-name="P2"><text:soft-page-break/><draw:frame draw:style-name="fr1" draw:name="1" text:anchor-type="as-char" svg:width="2.778cm" svg:height="10.239cm" draw:z-index="1"><draw:image xlink:href="Pictures/1000020100000089000001FB23FFFCB5.png" xlink:type="simple" xlink:show="embed" xlink:actuate="onLoad"/></draw:frame></text:p>
      <text:p text:style-name="P2">Picture 2.</text:p>
      <text:p text:style-name="P2"/>
      <text:p text:style-name="P2"><text:tab/>If you haven't loaded any molecule in PyMOL. The <text:span text:style-name="T3">Browse</text:span> button should appear. You can use it to select PDB file for molecular dynamics simulation.</text:p>
      <text:p text:style-name="P2"/>
      <text:p text:style-name="P2"><draw:frame draw:style-name="fr1" draw:name="2" text:anchor-type="as-char" svg:width="4.339cm" svg:height="8.864cm" draw:z-index="2"><draw:image xlink:href="Pictures/10000201000000EB000001DF4079529B.png" xlink:type="simple" xlink:show="embed" xlink:actuate="onLoad"/></draw:frame></text:p>
      <text:p text:style-name="P2">Picture 3.</text:p>
      <text:p text:style-name="P2"/>
      <text:p text:style-name="P2"><text:soft-page-break/><text:tab/>If you have earlier perform any simulations using this plugin, the additional list should appear. It will allow you to select any of previous molecules.</text:p>
      <text:p text:style-name="P2"><draw:frame draw:style-name="fr1" draw:name="3" text:anchor-type="as-char" svg:width="2.752cm" svg:height="9.71cm" draw:z-index="3"><draw:image xlink:href="Pictures/1000020100000089000001E726F8806F.png" xlink:type="simple" xlink:show="embed" xlink:actuate="onLoad"/></draw:frame></text:p>
      <text:p text:style-name="P2">Picture 4.</text:p>
      <text:p text:style-name="P2"/>
      <text:p text:style-name="P11">The last list in this column determine which part of molecule should be displayed as a final result. It does not affect any calculations. The default selection is whole <text:span text:style-name="T3">Protein</text:span>, as it is suggested by GROMACS.</text:p>
      <text:p text:style-name="P2"/>
      <text:p text:style-name="P2"><draw:frame draw:style-name="fr1" draw:name="4" text:anchor-type="as-char" svg:width="2.514cm" svg:height="7.117cm" draw:z-index="4"><draw:image xlink:href="Pictures/10000201000000880000017E14AC4519.png" xlink:type="simple" xlink:show="embed" xlink:actuate="onLoad"/></draw:frame></text:p>
      <text:p text:style-name="P2">Picture 5.</text:p>
      <text:p text:style-name="P2"/>
      <text:p text:style-name="P2"><text:span text:style-name="T2">3.2. </text:span><text:span text:style-name="T2">Force</text:span><text:span text:style-name="T2"> </text:span><text:span text:style-name="T2">Field</text:span><text:span text:style-name="T2"> </text:span><text:span text:style-name="T2">and</text:span><text:span text:style-name="T2"> </text:span><text:span text:style-name="T2">Water</text:span><text:span text:style-name="T2"> </text:span><text:span text:style-name="T2">Model</text:span></text:p>
      <text:p text:style-name="P2"/>
      <text:p text:style-name="P2"><text:soft-page-break/><text:tab/>The middle column is focused on force fields and water models for molecular dynamics simulation. The first radiobuttons list allows you to choose force fields provided by GROMACS tool. Note that not all force fields can perform full molecular dynamics simulation for given molecule.</text:p>
      <text:p text:style-name="P2"/>
      <text:p text:style-name="P2"><draw:frame draw:style-name="fr1" draw:name="5" text:anchor-type="as-char" svg:width="13.864cm" svg:height="10.186cm" draw:z-index="5"><draw:image xlink:href="Pictures/1000020100000277000001D0890B8487.png" xlink:type="simple" xlink:show="embed" xlink:actuate="onLoad"/></draw:frame></text:p>
      <text:p text:style-name="P2">Picture 6.</text:p>
      <text:p text:style-name="P2"/>
      <text:p text:style-name="P2"><text:tab/>Below force field there is a label with default water model for chosen force field. You can change it by clicking <text:span text:style-name="T3">Choose</text:span><text:span text:style-name="T3">...</text:span> button. Note that every force field may have different available list of water models.</text:p>
      <text:p text:style-name="P2"/>
      <text:p text:style-name="P2"><draw:frame draw:style-name="fr1" draw:name="6" text:anchor-type="as-char" svg:width="6.006cm" svg:height="3.519cm" draw:z-index="6"><draw:image xlink:href="Pictures/1000020100000138000000B7C2768201.png" xlink:type="simple" xlink:show="embed" xlink:actuate="onLoad"/></draw:frame></text:p>
      <text:p text:style-name="P2">Picture 7.</text:p>
      <text:p text:style-name="P2"/>
      <text:p text:style-name="P2"><text:tab/>Next to the <text:span text:style-name="T3">Choose</text:span><text:span text:style-name="T3">...</text:span> button there is a <text:span text:style-name="T3">Configure</text:span> button, which allows you to customise water box details. Here you can change shape of the box, water density which is given in g/L unit. You can also determine here size of the water box, which is given in multiple of molecule size.</text:p>
      <text:p text:style-name="P2"/>
      <text:p text:style-name="P2"><text:soft-page-break/><text:span text:style-name="T2">3.3. </text:span><text:span text:style-name="T2">Configuration</text:span></text:p>
      <text:p text:style-name="P3"/>
      <text:p text:style-name="P2"><text:tab/>The right column of plugin menu is devoted for advanced configuration. The first configuration options are for <text:span text:style-name="T3">Energy</text:span><text:span text:style-name="T3"> </text:span><text:span text:style-name="T3">Minimalisation</text:span>. This step is performed after adding molecule to water box. Some atoms in that system may collide. The purpose is to move water atoms a bit, so dynamics simulation will not started in very inconvenient energy state.</text:p>
      <text:p text:style-name="P2"><text:tab/>The second option is for <text:span text:style-name="T3">Progression</text:span><text:span text:style-name="T3"> </text:span><text:span text:style-name="T3">Restrained</text:span><text:span text:style-name="T3"> </text:span><text:span text:style-name="T3">MD</text:span>. This step keep molecule fix, while allow water molecules to moves. It will make water to fill any holes created by E<text:span text:style-name="T3">nergy</text:span><text:span text:style-name="T3"> </text:span><text:span text:style-name="T3">Minimalisation</text:span>.</text:p>
      <text:p text:style-name="P2"><text:tab/>The third option is for final <text:span text:style-name="T3">Molecular</text:span><text:span text:style-name="T3"> </text:span><text:span text:style-name="T3">Dynamics</text:span><text:span text:style-name="T3"> </text:span><text:span text:style-name="T3">Simulation</text:span>.</text:p>
      <text:p text:style-name="P2"><text:tab/>To get exact info about available options look at GROMACS configuration MDP files options:</text:p>
      <text:p text:style-name="P2"><text:a xlink:type="simple" xlink:href="http://manual.gromacs.org/current/online/mdp_opt.html"><text:span text:style-name="T4">http</text:span></text:a><text:a xlink:type="simple" xlink:href="http://manual.gromacs.org/current/online/mdp_opt.html"><text:span text:style-name="T4">://</text:span></text:a><text:a xlink:type="simple" xlink:href="http://manual.gromacs.org/current/online/mdp_opt.html"><text:span text:style-name="T4">manual</text:span></text:a><text:a xlink:type="simple" xlink:href="http://manual.gromacs.org/current/online/mdp_opt.html"><text:span text:style-name="T4">.</text:span></text:a><text:a xlink:type="simple" xlink:href="http://manual.gromacs.org/current/online/mdp_opt.html"><text:span text:style-name="T4">gromacs</text:span></text:a><text:a xlink:type="simple" xlink:href="http://manual.gromacs.org/current/online/mdp_opt.html"><text:span text:style-name="T4">.</text:span></text:a><text:a xlink:type="simple" xlink:href="http://manual.gromacs.org/current/online/mdp_opt.html"><text:span text:style-name="T4">org</text:span></text:a><text:a xlink:type="simple" xlink:href="http://manual.gromacs.org/current/online/mdp_opt.html"><text:span text:style-name="T4">/</text:span></text:a><text:a xlink:type="simple" xlink:href="http://manual.gromacs.org/current/online/mdp_opt.html"><text:span text:style-name="T4">current</text:span></text:a><text:a xlink:type="simple" xlink:href="http://manual.gromacs.org/current/online/mdp_opt.html"><text:span text:style-name="T4">/</text:span></text:a><text:a xlink:type="simple" xlink:href="http://manual.gromacs.org/current/online/mdp_opt.html"><text:span text:style-name="T4">online</text:span></text:a><text:a xlink:type="simple" xlink:href="http://manual.gromacs.org/current/online/mdp_opt.html"><text:span text:style-name="T4">/</text:span></text:a><text:a xlink:type="simple" xlink:href="http://manual.gromacs.org/current/online/mdp_opt.html"><text:span text:style-name="T4">mdp</text:span></text:a><text:a xlink:type="simple" xlink:href="http://manual.gromacs.org/current/online/mdp_opt.html"><text:span text:style-name="T4">_</text:span></text:a><text:a xlink:type="simple" xlink:href="http://manual.gromacs.org/current/online/mdp_opt.html"><text:span text:style-name="T4">opt</text:span></text:a><text:a xlink:type="simple" xlink:href="http://manual.gromacs.org/current/online/mdp_opt.html"><text:span text:style-name="T4">.</text:span></text:a><text:a xlink:type="simple" xlink:href="http://manual.gromacs.org/current/online/mdp_opt.html"><text:span text:style-name="T4">html</text:span></text:a></text:p>
      <text:p text:style-name="P1"><text:tab/>If you want to use your own MDP files instead of available configuration options just paste your files to <text:span text:style-name="T3">~/.</text:span><text:span text:style-name="T3">dynamics</text:span><text:span text:style-name="T3">/ </text:span>directory. File names are respectively <text:span text:style-name="T3">em</text:span><text:span text:style-name="T3">.</text:span><text:span text:style-name="T3">mdp</text:span>, <text:span text:style-name="T3">pr</text:span><text:span text:style-name="T3">.</text:span><text:span text:style-name="T3">mdp</text:span>, <text:span text:style-name="T3">md</text:span><text:span text:style-name="T3">.</text:span><text:span text:style-name="T3">mdp</text:span>.</text:p>
      <text:p text:style-name="P1"/>
      <text:p text:style-name="P1"><draw:frame draw:style-name="fr1" draw:name="7" text:anchor-type="as-char" svg:width="7.488cm" svg:height="13.758cm" draw:z-index="7"><draw:image xlink:href="Pictures/1000020100000174000002A911722267.png" xlink:type="simple" xlink:show="embed" xlink:actuate="onLoad"/></draw:frame></text:p>
      <text:p text:style-name="P1">Picture 8.</text:p>
      <text:p text:style-name="P2"><text:soft-page-break/></text:p>
      <text:p text:style-name="P2"><text:span text:style-name="T2">3.4. </text:span><text:span text:style-name="T2">Restraints</text:span></text:p>
      <text:p text:style-name="P2"/>
      <text:p text:style-name="P2"><text:tab/>In the right column there is checkbox for <text:span text:style-name="T3">Position</text:span><text:span text:style-name="T3"> </text:span><text:span text:style-name="T3">Restraints</text:span>. After clicking it, the <text:span text:style-name="T3">Configure</text:span> button will become active. After clicking button you will get the list of proposed parts of molecules to be restraints. Every list of the atoms contain atoms IDs, which are assigned to them in PDB file. The last options show atoms selected in PyMOL. You can choose one of the available list and modify which atoms should be restrained. Those atoms will get big energy penalty for every move while performing molecular dynamics simulation, so they will stay fixed and only not selected atoms will get proper molecular dynamics simulation.</text:p>
      <text:p text:style-name="P2"/>
      <text:p text:style-name="P2"><text:soft-page-break/><draw:frame draw:style-name="fr1" draw:name="8" text:anchor-type="as-char" svg:width="10.557cm" svg:height="18.6cm" draw:z-index="8"><draw:image xlink:href="Pictures/100002010000024700000402FDF6BD06.png" xlink:type="simple" xlink:show="embed" xlink:actuate="onLoad"/></draw:frame></text:p>
      <text:p text:style-name="P2">Picture 9.</text:p>
      <text:p text:style-name="P2"/>
      <text:p text:style-name="P2"><text:span text:style-name="T2">3.5. </text:span><text:span text:style-name="T2">Jobs</text:span></text:p>
      <text:p text:style-name="P2"/>
      <text:p text:style-name="P2"><text:tab/>Not all of molecular dynamics calculation need to be done at once. In the right column at the bottom, you can click <text:span text:style-name="T3">Jobs</text:span><text:span text:style-name="T3"> </text:span><text:span text:style-name="T3">to</text:span><text:span text:style-name="T3"> </text:span><text:span text:style-name="T3">do</text:span> button. You will then get list of available jobs. Select those, which you want to do. After calculation you can save results and finish work on other machine or resume work on the same computer later. To resume work in the main menu select molecule in <text:soft-page-break/>left column from list <text:span text:style-name="T3">Previous</text:span><text:span text:style-name="T3"> </text:span><text:span text:style-name="T3">Projects</text:span> and uncheck box <text:span text:style-name="T3">Molecular</text:span><text:span text:style-name="T3"> </text:span><text:span text:style-name="T3">Dynamics</text:span><text:span text:style-name="T3"> </text:span><text:span text:style-name="T3">Simulation</text:span><text:span text:style-name="T3"> </text:span><text:span text:style-name="T3">from</text:span><text:span text:style-name="T3"> </text:span><text:span text:style-name="T3">the</text:span><text:span text:style-name="T3"> </text:span><text:span text:style-name="T3">beginning</text:span> in the right column.</text:p>
      <text:p text:style-name="P2"/>
      <text:p text:style-name="P2"><draw:frame draw:style-name="fr1" draw:name="9" text:anchor-type="as-char" svg:width="5.821cm" svg:height="6.509cm" draw:z-index="9"><draw:image xlink:href="Pictures/10000201000000DC000000F64398CBF0.png" xlink:type="simple" xlink:show="embed" xlink:actuate="onLoad"/></draw:frame></text:p>
      <text:p text:style-name="P2">Picture 10.</text:p>
      <text:p text:style-name="P2"/>
      <text:p text:style-name="P2"><text:span text:style-name="T2">3.6. </text:span><text:span text:style-name="T2">Command</text:span><text:span text:style-name="T2"> </text:span><text:span text:style-name="T2">line</text:span></text:p>
      <text:p text:style-name="P2"/>
      <text:p text:style-name="P11">There is command line interface for Dynamics PyMOL Plugin, which allows you to use the plugin directly from the PyMOL shell. At the moment this option is unfortunately depreciated.</text:p>
      <text:p text:style-name="P2"/>
      <text:p text:style-name="P2"><text:span text:style-name="T2">3.7. </text:span><text:span text:style-name="T2">Additional</text:span><text:span text:style-name="T2"> </text:span><text:span text:style-name="T2">buttons</text:span></text:p>
      <text:p text:style-name="P2"/>
      <text:p text:style-name="P2"><text:tab/>In the main menu on the bottom there are six buttons. From the left.<text:span text:style-name="T3"> </text:span><text:span text:style-name="T3">Cancel</text:span> button will exit the plugin. <text:span text:style-name="T3">Clean</text:span> button will remove all temporary plugin files including previous project files. <text:span text:style-name="T3">Help</text:span> button will display brief help information. <text:span text:style-name="T3">Save</text:span> button will allow you to save your molecule with all settings and any previous work as at <text:span text:style-name="T3">tar</text:span><text:span text:style-name="T3">.</text:span><text:span text:style-name="T3">bz</text:span><text:span text:style-name="T3">2</text:span> archive. <text:span text:style-name="T3">Load</text:span> button will allow you to load previously saved <text:span text:style-name="T3">tar</text:span><text:span text:style-name="T3">.</text:span><text:span text:style-name="T3">bz</text:span><text:span text:style-name="T3">2</text:span> archive. <text:span text:style-name="T3">OK</text:span> button will take you to next window, in which you will perform molecular dynamics simulation.</text:p>
      <text:p text:style-name="P2"/>
      <text:p text:style-name="P2"><text:soft-page-break/><draw:frame draw:style-name="fr1" draw:name="10" text:anchor-type="as-char" svg:width="16.695cm" svg:height="7.885cm" draw:z-index="10"><draw:image xlink:href="Pictures/100002010000044E00000209258786B5.png" xlink:type="simple" xlink:show="embed" xlink:actuate="onLoad"/></draw:frame></text:p>
      <text:p text:style-name="P2">Picture 11.</text:p>
      <text:p text:style-name="P2"/>
      <text:p text:style-name="P11">In the next menu there are 4 buttons. From the left. <text:span text:style-name="T3">EXIT</text:span> button will quit plugin. <text:span text:style-name="T3">SAV</text:span>E button will allow you to save current project with its progress and settings as a <text:span text:style-name="T3">tar</text:span><text:span text:style-name="T3">.</text:span><text:span text:style-name="T3">bz</text:span> archive. <text:span text:style-name="T3">STOP</text:span> button will suspend calculations, while <text:span text:style-name="T3">START</text:span> button will resume or start counting.</text:p>
      <text:p text:style-name="P2"/>
      <text:p text:style-name="P2"><draw:frame draw:style-name="fr1" draw:name="11" text:anchor-type="as-char" svg:width="5.98cm" svg:height="2.672cm" draw:z-index="11"><draw:image xlink:href="Pictures/10000201000000E2000000652E935414.png" xlink:type="simple" xlink:show="embed" xlink:actuate="onLoad"/></draw:frame></text:p>
      <text:p text:style-name="P2">Picture 12.</text:p>
      <text:p text:style-name="P10"><text:span text:style-name="T2">4. </text:span><text:span text:style-name="T2">Standalone</text:span><text:span text:style-name="T2"> </text:span><text:span text:style-name="T2">Application</text:span></text:p>
      <text:p text:style-name="P5"/>
      <text:p text:style-name="P5"><text:tab/>It is possible to use dynamics-pymol-plugin outside PyMOL environment, as a separate application. The project to allow that is called pyDynamics. It won’t give you ability to view results and some other options will be restricted, as they are internal PyMOL features. But it will allow you to do all the calculation even without graphic environment. To install pyDynamics on Ubuntu do:</text:p>
      <text:p text:style-name="P11"><text:span text:style-name="T3">sudo</text:span><text:span text:style-name="T3"> </text:span><text:span text:style-name="T3">add</text:span><text:span text:style-name="T3">-</text:span><text:span text:style-name="T3">apt</text:span><text:span text:style-name="T3">-</text:span><text:span text:style-name="T3">repository</text:span><text:span text:style-name="T3"> </text:span><text:span text:style-name="T3">ppa</text:span><text:span text:style-name="T3">:</text:span><text:span text:style-name="T3">tomaszm</text:span><text:span text:style-name="T3">/</text:span><text:span text:style-name="T3">dynamics</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update</text:span></text:p>
      <text:p text:style-name="P5"><text:span text:style-name="T3"><text:tab/></text:span><text:span text:style-name="T3">sudo</text:span><text:span text:style-name="T3"> </text:span><text:span text:style-name="T3">apt</text:span><text:span text:style-name="T3">-</text:span><text:span text:style-name="T3">get</text:span><text:span text:style-name="T3"> </text:span><text:span text:style-name="T3">install</text:span><text:span text:style-name="T3"> </text:span><text:span text:style-name="T3">pydynamics</text:span></text:p>
      <text:p text:style-name="P5">On other systems you can download latest master snapshot:</text:p>
      <text:p text:style-name="P5"><text:span text:style-name="T3">git</text:span><text:span text:style-name="T3"> </text:span><text:span text:style-name="T3">clone</text:span><text:span text:style-name="T3"> </text:span><text:span text:style-name="T3">git</text:span><text:span text:style-name="T3">://</text:span><text:span text:style-name="T3">github</text:span><text:span text:style-name="T3">.</text:span><text:span text:style-name="T3">com</text:span><text:span text:style-name="T3">/</text:span><text:span text:style-name="T3">tomaszmakarewicz</text:span><text:span text:style-name="T3">/</text:span><text:span text:style-name="T3">Dynamics</text:span><text:span text:style-name="T3">.</text:span><text:span text:style-name="T3">git</text:span></text:p>
      <text:p text:style-name="P5">And use <text:span text:style-name="T3">pydynamics</text:span><text:span text:style-name="T3">-</text:span><text:span text:style-name="T3">gui</text:span><text:span text:style-name="T3">.</text:span><text:span text:style-name="T3">py</text:span> as a normal Python scripts for GUI interface or <text:span text:style-name="T3">pydynamics</text:span><text:span text:style-name="T3">.</text:span><text:span text:style-name="T3">py</text:span> for command line interface. Remember that pyDynamics require dynamics-pymol-plugin to be installed or to be in the same directory as a pyDynamics script to run.</text:p>
      <text:p text:style-name="P5"/>
      <text:p text:style-name="P5"><text:span text:style-name="T2">4.1. </text:span><text:span text:style-name="T2">pyDynamics</text:span><text:span text:style-name="T2">-</text:span><text:span text:style-name="T2">gui</text:span></text:p>
      <text:p text:style-name="P5"/>
      <text:p text:style-name="P5"><text:tab/>After installation this program can be found in <text:span text:style-name="T3">Menu</text:span><text:span text:style-name="T3">-&gt;</text:span><text:span text:style-name="T3">Programs</text:span><text:span text:style-name="T3">-&gt;</text:span><text:span text:style-name="T3">Education</text:span>. It also can be called from command line:</text:p>
      <text:p text:style-name="P5"><text:tab/><text:span text:style-name="T3">pydynamics</text:span><text:span text:style-name="T3">-</text:span><text:span text:style-name="T3">gui</text:span></text:p>
      <text:p text:style-name="P5">This variant of application offers the same graphic interface as known from Dynamics PyMOL Plugin. One of the most worthy difference is that after dynamics simulation is finished it will not show molecule multimodel in PyMOL, but offer window to save multimodel pdb file. This application could also be used to input all settings and save file for non GUI pyDynamics.</text:p>
      <text:p text:style-name="P5"/>
      <text:p text:style-name="P5"><text:span text:style-name="T2">4.2. </text:span><text:span text:style-name="T2">pyDynamics</text:span></text:p>
      <text:p text:style-name="P5"/>
      <text:p text:style-name="P1"><text:tab/>This application does not require graphic environment to run and can be called from command line:</text:p>
      <text:p text:style-name="P1"><text:tab/><text:span text:style-name="T3">pydynamics</text:span></text:p>
      <text:p text:style-name="P1">It is designed with servers in mind. As a input it takes Dynamics PyMOL Plugin saved <text:span text:style-name="T3">tar</text:span><text:span text:style-name="T3">.</text:span><text:span text:style-name="T3">bz</text:span> archive files. It run all operations set in settings and as a output gives multimodel pdb file.</text:p>
      <text:p text:style-name="P1">Example of how to use program:</text:p>
      <text:p text:style-name="P1"><text:tab/><text:span text:style-name="T3">pydynamics</text:span><text:span text:style-name="T3"> /</text:span><text:span text:style-name="T3">home</text:span><text:span text:style-name="T3">/</text:span><text:span text:style-name="T3">user</text:span><text:span text:style-name="T3">/</text:span><text:span text:style-name="T3">aprotein</text:span><text:span text:style-name="T3">_</text:span><text:span text:style-name="T3">saved</text:span><text:span text:style-name="T3">.</text:span><text:span text:style-name="T3">tar</text:span><text:span text:style-name="T3">.</text:span><text:span text:style-name="T3">bz</text:span><text:span text:style-name="T3"> /</text:span><text:span text:style-name="T3">home</text:span><text:span text:style-name="T3">/</text:span><text:span text:style-name="T3">user</text:span><text:span text:style-name="T3">/</text:span><text:span text:style-name="T3">aprotein</text:span><text:span text:style-name="T3">_</text:span><text:span text:style-name="T3">multimodel</text:span><text:span text:style-name="T3">.</text:span><text:span text:style-name="T3">pdb</text:span></text:p>
      <text:p text:style-name="P1">First argument after <text:span text:style-name="T3">pydynamics</text:span> command is path to saved Dynamics PyMOL Plugin project (which could be for example uploaded to a server). The second argument is path to which output multimodel pdb file will be saved.</text:p>
      <text:p text:style-name="P10"><text:span text:style-name="T2">5. </text:span><text:span text:style-name="T2">Changelog</text:span></text:p>
      <text:p text:style-name="P5"/>
      <text:p text:style-name="P5">What's new in 1.0.0:</text:p>
      <text:p text:style-name="P5">- initial release</text:p>
      <text:p text:style-name="P5"/>
      <text:p text:style-name="P5">Known issues:</text:p>
      <text:p text:style-name="P5">- command line interface is depreciated</text:p>
      <text:p text:style-name="P10"><text:span text:style-name="T2">6. </text:span><text:span text:style-name="T2">Copyright</text:span></text:p>
      <text:p text:style-name="P5"/>
      <text:p text:style-name="P1"><text:tab/>This software (including its Debian packaging) is available to you under the terms of the GPL-3, see "/usr/share/common-licenses/GPL-3".</text:p>
      <text:p text:style-name="P1"><text:tab/>Software is created and maintained by Laboratory of Biomolecular Systems Simulation at University of Gdansk.</text:p>
      <text:p text:style-name="P1">Contributors:</text:p>
      <text:p text:style-name="P1">- Tomasz Makarewicz (tomaszm@biotech.ug.edu.p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fo:line-height="115%" fo:text-align="end" style:justify-single-word="false" fo:text-indent="0cm" style:auto-text-indent="false" style:page-number="auto" fo:break-before="auto" fo:break-after="auto" style:writing-mode="lr-tb"/>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Tomasz Makarewicz</dc:creator>
    <meta:editing-cycles>4</meta:editing-cycles>
    <dc:date>2012-07-03T21:00:38</dc:date>
    <meta:editing-duration>P0D</meta:editing-duration>
    <meta:document-statistic meta:table-count="0" meta:image-count="12" meta:object-count="0" meta:page-count="16" meta:paragraph-count="120" meta:word-count="1635" meta:character-count="10301" meta:non-whitespace-character-count="8730"/>
  </office:meta>
</office:document-meta>
</file>